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8.7pt"/>
    </style:style>
    <style:style style:name="co2" style:family="table-column">
      <style:table-column-properties fo:break-before="auto" style:column-width="48.56pt"/>
    </style:style>
    <style:style style:name="co3" style:family="table-column">
      <style:table-column-properties fo:break-before="auto" style:column-width="39.94pt"/>
    </style:style>
    <style:style style:name="co4" style:family="table-column">
      <style:table-column-properties fo:break-before="auto" style:column-width="47pt"/>
    </style:style>
    <style:style style:name="co5" style:family="table-column">
      <style:table-column-properties fo:break-before="auto" style:column-width="32.91pt"/>
    </style:style>
    <style:style style:name="co6" style:family="table-column">
      <style:table-column-properties fo:break-before="auto" style:column-width="35.2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4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ce2" style:family="table-cell" style:parent-style-name="Default" style:data-style-name="N0"/>
    <style:style style:name="ce3" style:family="table-cell" style:parent-style-name="Default" style:data-style-name="N1"/>
    <style:style style:name="ce4" style:family="table-cell" style:parent-style-name="Default" style:data-style-name="N2"/>
    <style:style style:name="ce5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attery depletion" table:style-name="ta1">
        <table:shapes>
          <draw:frame draw:z-index="0" draw:style-name="gr1" draw:text-style-name="P1" svg:width="816.86pt" svg:height="472.82pt" svg:x="463.83pt" svg:y="377.97pt">
            <loext:p draw:notify-on-update-of-ranges="'Battery depletion'.B2:'Battery depletion'.B58 'Battery depletion'.C1:'Battery depletion'.C1 'Battery depletion'.C2:'Battery depletion'.C58 'Battery depletion'.B2:'Battery depletion'.B58 'Battery depletion'.D1:'Battery depletion'.D1 'Battery depletion'.D2:'Battery depletion'.D5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Date 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Activated</text:p>
          </table:table-cell>
          <table:table-cell office:value-type="string" calcext:value-type="string">
            <text:p>Voltage Drop</text:p>
          </table:table-cell>
          <table:table-cell table:number-columns-repeated="8"/>
        </table:table-row>
        <table:table-row table:style-name="ro1">
          <table:table-cell table:style-name="ce1" office:value-type="date" office:date-value="2016-03-25T10:00:00" calcext:value-type="date">
            <text:p>03/25/16 10:00 AM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4.8" calcext:value-type="float">
            <text:p>4.80</text:p>
          </table:table-cell>
          <table:table-cell office:value-type="string" calcext:value-type="string">
            <text:p>*</text:p>
          </table:table-cell>
          <table:table-cell table:formula="of:=['Battery depletion'.C2]-['Battery depletion'.C2]" office:value-type="float" office:value="0" calcext:value-type="float">
            <text:p>0.00</text:p>
          </table:table-cell>
          <table:table-cell table:formula="of:=['Battery depletion'.D$2]-['Battery depletion'.D2]" office:value-type="float" office:value="0" calcext:value-type="float">
            <text:p>0.00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table:style-name="ce1" office:value-type="date" office:date-value="2016-03-28T10:00:00" calcext:value-type="date">
            <text:p>03/28/16 10:00 AM</text:p>
          </table:table-cell>
          <table:table-cell table:style-name="ce3" table:formula="of:=IF(ISBLANK(['Battery depletion'.A3]); ;(['Battery depletion'.A3]-['Battery depletion'.A$2])*24*60)" office:value-type="float" office:value="4320" calcext:value-type="float">
            <text:p>4320</text:p>
          </table:table-cell>
          <table:table-cell table:style-name="ce4" office:value-type="float" office:value="4.6" calcext:value-type="float">
            <text:p>4.60</text:p>
          </table:table-cell>
          <table:table-cell table:style-name="ce4" office:value-type="float" office:value="4.56" calcext:value-type="float">
            <text:p>4.56</text:p>
          </table:table-cell>
          <table:table-cell office:value-type="string" calcext:value-type="string">
            <text:p>*</text:p>
          </table:table-cell>
          <table:table-cell table:formula="of:=IF(ISBLANK(['Battery depletion'.A3]);&quot;&quot;;['Battery depletion'.C2]-['Battery depletion'.C3])" office:value-type="float" office:value="0.2" calcext:value-type="float">
            <text:p>0.20</text:p>
          </table:table-cell>
          <table:table-cell table:formula="of:=IF(ISBLANK(['Battery depletion'.A3]);&quot;&quot;;['Battery depletion'.D2]-['Battery depletion'.D3])" office:value-type="float" office:value="0.239999999999999" calcext:value-type="float">
            <text:p>0.24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8T13:00:00" calcext:value-type="date">
            <text:p>03/28/16 01:00 PM</text:p>
          </table:table-cell>
          <table:table-cell table:style-name="ce3" table:formula="of:=IF(ISBLANK(['Battery depletion'.A4]); ;(['Battery depletion'.A4]-['Battery depletion'.A$2])*24*60)" office:value-type="float" office:value="4500" calcext:value-type="float">
            <text:p>4500</text:p>
          </table:table-cell>
          <table:table-cell table:style-name="ce4" office:value-type="float" office:value="4.59" calcext:value-type="float">
            <text:p>4.59</text:p>
          </table:table-cell>
          <table:table-cell table:style-name="ce4" office:value-type="float" office:value="4.54" calcext:value-type="float">
            <text:p>4.54</text:p>
          </table:table-cell>
          <table:table-cell/>
          <table:table-cell table:formula="of:=IF(ISBLANK(['Battery depletion'.A4]);&quot;&quot;;['Battery depletion'.C3]-['Battery depletion'.C4])" office:value-type="float" office:value="0.00999999999999979" calcext:value-type="float">
            <text:p>0.01</text:p>
          </table:table-cell>
          <table:table-cell table:formula="of:=IF(ISBLANK(['Battery depletion'.A4]);&quot;&quot;;['Battery depletion'.D3]-['Battery depletion'.D4])" office:value-type="float" office:value="0.0200000000000005" calcext:value-type="float">
            <text:p>0.02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8T14:00:00" calcext:value-type="date">
            <text:p>03/28/16 02:00 PM</text:p>
          </table:table-cell>
          <table:table-cell table:style-name="ce3" table:formula="of:=IF(ISBLANK(['Battery depletion'.A5]); ;(['Battery depletion'.A5]-['Battery depletion'.A$2])*24*60)" office:value-type="float" office:value="4560.00000000699" calcext:value-type="float">
            <text:p>4560</text:p>
          </table:table-cell>
          <table:table-cell table:style-name="ce4" office:value-type="float" office:value="4.58" calcext:value-type="float">
            <text:p>4.58</text:p>
          </table:table-cell>
          <table:table-cell table:style-name="ce4" office:value-type="float" office:value="4.53" calcext:value-type="float">
            <text:p>4.53</text:p>
          </table:table-cell>
          <table:table-cell/>
          <table:table-cell table:formula="of:=IF(ISBLANK(['Battery depletion'.A5]);&quot;&quot;;['Battery depletion'.C4]-['Battery depletion'.C5])" office:value-type="float" office:value="0.00999999999999979" calcext:value-type="float">
            <text:p>0.01</text:p>
          </table:table-cell>
          <table:table-cell table:formula="of:=IF(ISBLANK(['Battery depletion'.A5]);&quot;&quot;;['Battery depletion'.D4]-['Battery depletion'.D5])" office:value-type="float" office:value="0.00999999999999979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8T15:00:00" calcext:value-type="date">
            <text:p>03/28/16 03:00 PM</text:p>
          </table:table-cell>
          <table:table-cell table:style-name="ce3" table:formula="of:=IF(ISBLANK(['Battery depletion'.A6]); ;(['Battery depletion'.A6]-['Battery depletion'.A$2])*24*60)" office:value-type="float" office:value="4620.00000000349" calcext:value-type="float">
            <text:p>4620</text:p>
          </table:table-cell>
          <table:table-cell table:style-name="ce4" office:value-type="float" office:value="4.57" calcext:value-type="float">
            <text:p>4.57</text:p>
          </table:table-cell>
          <table:table-cell table:style-name="ce4" office:value-type="float" office:value="4.53" calcext:value-type="float">
            <text:p>4.53</text:p>
          </table:table-cell>
          <table:table-cell/>
          <table:table-cell table:formula="of:=IF(ISBLANK(['Battery depletion'.A6]);&quot;&quot;;['Battery depletion'.C5]-['Battery depletion'.C6])" office:value-type="float" office:value="0.00999999999999979" calcext:value-type="float">
            <text:p>0.01</text:p>
          </table:table-cell>
          <table:table-cell table:formula="of:=IF(ISBLANK(['Battery depletion'.A6]);&quot;&quot;;['Battery depletion'.D5]-['Battery depletion'.D6])" office:value-type="float" office:value="0" calcext:value-type="float">
            <text:p>0.00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8T17:00:00" calcext:value-type="date">
            <text:p>03/28/16 05:00 PM</text:p>
          </table:table-cell>
          <table:table-cell table:style-name="ce3" table:formula="of:=IF(ISBLANK(['Battery depletion'.A7]); ;(['Battery depletion'.A7]-['Battery depletion'.A$2])*24*60)" office:value-type="float" office:value="4740.00000000699" calcext:value-type="float">
            <text:p>4740</text:p>
          </table:table-cell>
          <table:table-cell table:style-name="ce4" office:value-type="float" office:value="4.56" calcext:value-type="float">
            <text:p>4.56</text:p>
          </table:table-cell>
          <table:table-cell table:style-name="ce4" office:value-type="float" office:value="4.52" calcext:value-type="float">
            <text:p>4.52</text:p>
          </table:table-cell>
          <table:table-cell office:value-type="string" calcext:value-type="string">
            <text:p>*</text:p>
          </table:table-cell>
          <table:table-cell table:formula="of:=IF(ISBLANK(['Battery depletion'.A7]);&quot;&quot;;['Battery depletion'.C6]-['Battery depletion'.C7])" office:value-type="float" office:value="0.00999999999999979" calcext:value-type="float">
            <text:p>0.01</text:p>
          </table:table-cell>
          <table:table-cell table:formula="of:=IF(ISBLANK(['Battery depletion'.A7]);&quot;&quot;;['Battery depletion'.D6]-['Battery depletion'.D7])" office:value-type="float" office:value="0.0100000000000007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8T19:00:00" calcext:value-type="date">
            <text:p>03/28/16 07:00 PM</text:p>
          </table:table-cell>
          <table:table-cell table:style-name="ce3" table:formula="of:=IF(ISBLANK(['Battery depletion'.A8]); ;(['Battery depletion'.A8]-['Battery depletion'.A$2])*24*60)" office:value-type="float" office:value="4860" calcext:value-type="float">
            <text:p>4860</text:p>
          </table:table-cell>
          <table:table-cell table:style-name="ce4" office:value-type="float" office:value="4.56" calcext:value-type="float">
            <text:p>4.56</text:p>
          </table:table-cell>
          <table:table-cell table:style-name="ce4" office:value-type="float" office:value="4.51" calcext:value-type="float">
            <text:p>4.51</text:p>
          </table:table-cell>
          <table:table-cell/>
          <table:table-cell table:formula="of:=IF(ISBLANK(['Battery depletion'.A8]);&quot;&quot;;['Battery depletion'.C7]-['Battery depletion'.C8])" office:value-type="float" office:value="0" calcext:value-type="float">
            <text:p>0.00</text:p>
          </table:table-cell>
          <table:table-cell table:formula="of:=IF(ISBLANK(['Battery depletion'.A8]);&quot;&quot;;['Battery depletion'.D7]-['Battery depletion'.D8])" office:value-type="float" office:value="0.00999999999999979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8T22:00:00" calcext:value-type="date">
            <text:p>03/28/16 10:00 PM</text:p>
          </table:table-cell>
          <table:table-cell table:style-name="ce3" table:formula="of:=IF(ISBLANK(['Battery depletion'.A9]); ;(['Battery depletion'.A9]-['Battery depletion'.A$2])*24*60)" office:value-type="float" office:value="5040" calcext:value-type="float">
            <text:p>5040</text:p>
          </table:table-cell>
          <table:table-cell table:style-name="ce4" office:value-type="float" office:value="4.54" calcext:value-type="float">
            <text:p>4.54</text:p>
          </table:table-cell>
          <table:table-cell table:style-name="ce4" office:value-type="float" office:value="4.5" calcext:value-type="float">
            <text:p>4.50</text:p>
          </table:table-cell>
          <table:table-cell office:value-type="string" calcext:value-type="string">
            <text:p>*</text:p>
          </table:table-cell>
          <table:table-cell table:formula="of:=IF(ISBLANK(['Battery depletion'.A9]);&quot;&quot;;['Battery depletion'.C8]-['Battery depletion'.C9])" office:value-type="float" office:value="0.0200000000000005" calcext:value-type="float">
            <text:p>0.02</text:p>
          </table:table-cell>
          <table:table-cell table:formula="of:=IF(ISBLANK(['Battery depletion'.A9]);&quot;&quot;;['Battery depletion'.D8]-['Battery depletion'.D9])" office:value-type="float" office:value="0.00999999999999979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9T06:00:00" calcext:value-type="date">
            <text:p>03/29/16 06:00 AM</text:p>
          </table:table-cell>
          <table:table-cell table:style-name="ce3" table:formula="of:=IF(ISBLANK(['Battery depletion'.A10]); ;(['Battery depletion'.A10]-['Battery depletion'.A$2])*24*60)" office:value-type="float" office:value="5520.00000000349" calcext:value-type="float">
            <text:p>5520</text:p>
          </table:table-cell>
          <table:table-cell table:style-name="ce4" office:value-type="float" office:value="4.52" calcext:value-type="float">
            <text:p>4.52</text:p>
          </table:table-cell>
          <table:table-cell table:style-name="ce4" office:value-type="float" office:value="4.46" calcext:value-type="float">
            <text:p>4.46</text:p>
          </table:table-cell>
          <table:table-cell/>
          <table:table-cell table:formula="of:=IF(ISBLANK(['Battery depletion'.A10]);&quot;&quot;;['Battery depletion'.C9]-['Battery depletion'.C10])" office:value-type="float" office:value="0.0200000000000005" calcext:value-type="float">
            <text:p>0.02</text:p>
          </table:table-cell>
          <table:table-cell table:formula="of:=IF(ISBLANK(['Battery depletion'.A10]);&quot;&quot;;['Battery depletion'.D9]-['Battery depletion'.D10])" office:value-type="float" office:value="0.04" calcext:value-type="float">
            <text:p>0.04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9T20:00:00" calcext:value-type="date">
            <text:p>03/29/16 08:00 PM</text:p>
          </table:table-cell>
          <table:table-cell table:style-name="ce3" table:formula="of:=IF(ISBLANK(['Battery depletion'.A11]); ;(['Battery depletion'.A11]-['Battery depletion'.A$2])*24*60)" office:value-type="float" office:value="6360.00000000699" calcext:value-type="float">
            <text:p>6360</text:p>
          </table:table-cell>
          <table:table-cell table:style-name="ce4" office:value-type="float" office:value="4.47" calcext:value-type="float">
            <text:p>4.47</text:p>
          </table:table-cell>
          <table:table-cell table:style-name="ce4" office:value-type="float" office:value="4.41" calcext:value-type="float">
            <text:p>4.41</text:p>
          </table:table-cell>
          <table:table-cell office:value-type="string" calcext:value-type="string">
            <text:p>*</text:p>
          </table:table-cell>
          <table:table-cell table:formula="of:=IF(ISBLANK(['Battery depletion'.A11]);&quot;&quot;;['Battery depletion'.C10]-['Battery depletion'.C11])" office:value-type="float" office:value="0.0499999999999998" calcext:value-type="float">
            <text:p>0.05</text:p>
          </table:table-cell>
          <table:table-cell table:formula="of:=IF(ISBLANK(['Battery depletion'.A11]);&quot;&quot;;['Battery depletion'.D10]-['Battery depletion'.D11])" office:value-type="float" office:value="0.0499999999999998" calcext:value-type="float">
            <text:p>0.05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9T21:45:00" calcext:value-type="date">
            <text:p>03/29/16 09:45 PM</text:p>
          </table:table-cell>
          <table:table-cell table:style-name="ce3" table:formula="of:=IF(ISBLANK(['Battery depletion'.A12]); ;(['Battery depletion'.A12]-['Battery depletion'.A$2])*24*60)" office:value-type="float" office:value="6465.00000000349" calcext:value-type="float">
            <text:p>6465</text:p>
          </table:table-cell>
          <table:table-cell table:style-name="ce4" office:value-type="float" office:value="4.41" calcext:value-type="float">
            <text:p>4.41</text:p>
          </table:table-cell>
          <table:table-cell table:style-name="ce4" office:value-type="float" office:value="4.4" calcext:value-type="float">
            <text:p>4.40</text:p>
          </table:table-cell>
          <table:table-cell/>
          <table:table-cell table:formula="of:=IF(ISBLANK(['Battery depletion'.A12]);&quot;&quot;;['Battery depletion'.C11]-['Battery depletion'.C12])" office:value-type="float" office:value="0.0599999999999996" calcext:value-type="float">
            <text:p>0.06</text:p>
          </table:table-cell>
          <table:table-cell table:formula="of:=IF(ISBLANK(['Battery depletion'.A12]);&quot;&quot;;['Battery depletion'.D11]-['Battery depletion'.D12])" office:value-type="float" office:value="0.00999999999999979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30T09:30:00" calcext:value-type="date">
            <text:p>03/30/16 09:30 AM</text:p>
          </table:table-cell>
          <table:table-cell table:style-name="ce3" table:formula="of:=IF(ISBLANK(['Battery depletion'.A13]); ;(['Battery depletion'.A13]-['Battery depletion'.A$2])*24*60)" office:value-type="float" office:value="7170.00000000698" calcext:value-type="float">
            <text:p>7170</text:p>
          </table:table-cell>
          <table:table-cell table:style-name="ce4" office:value-type="float" office:value="4.32" calcext:value-type="float">
            <text:p>4.32</text:p>
          </table:table-cell>
          <table:table-cell table:style-name="ce4" office:value-type="float" office:value="4.38" calcext:value-type="float">
            <text:p>4.38</text:p>
          </table:table-cell>
          <table:table-cell office:value-type="string" calcext:value-type="string">
            <text:p>*</text:p>
          </table:table-cell>
          <table:table-cell table:formula="of:=IF(ISBLANK(['Battery depletion'.A13]);&quot;&quot;;['Battery depletion'.C12]-['Battery depletion'.C13])" office:value-type="float" office:value="0.0899999999999999" calcext:value-type="float">
            <text:p>0.09</text:p>
          </table:table-cell>
          <table:table-cell table:formula="of:=IF(ISBLANK(['Battery depletion'.A13]);&quot;&quot;;['Battery depletion'.D12]-['Battery depletion'.D13])" office:value-type="float" office:value="0.0200000000000005" calcext:value-type="float">
            <text:p>0.02</text:p>
          </table:table-cell>
          <table:table-cell office:value-type="string" calcext:value-type="string">
            <text:p>Low battery Allarm</text:p>
          </table:table-cell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30T10:00:00" calcext:value-type="date">
            <text:p>03/30/16 10:00 AM</text:p>
          </table:table-cell>
          <table:table-cell table:style-name="ce3" table:formula="of:=IF(ISBLANK(['Battery depletion'.A14]); ;(['Battery depletion'.A14]-['Battery depletion'.A$2])*24*60)" office:value-type="float" office:value="7200" calcext:value-type="float">
            <text:p>7200</text:p>
          </table:table-cell>
          <table:table-cell table:style-name="ce4" office:value-type="float" office:value="4.32" calcext:value-type="float">
            <text:p>4.32</text:p>
          </table:table-cell>
          <table:table-cell table:style-name="ce4" office:value-type="float" office:value="4.37" calcext:value-type="float">
            <text:p>4.37</text:p>
          </table:table-cell>
          <table:table-cell/>
          <table:table-cell table:formula="of:=IF(ISBLANK(['Battery depletion'.A14]);&quot;&quot;;['Battery depletion'.C13]-['Battery depletion'.C14])" office:value-type="float" office:value="0" calcext:value-type="float">
            <text:p>0.00</text:p>
          </table:table-cell>
          <table:table-cell table:formula="of:=IF(ISBLANK(['Battery depletion'.A14]);&quot;&quot;;['Battery depletion'.D13]-['Battery depletion'.D14])" office:value-type="float" office:value="0.00999999999999979" calcext:value-type="float">
            <text:p>0.01</text:p>
          </table:table-cell>
          <table:table-cell office:value-type="string" calcext:value-type="string">
            <text:p>Replaced Low voltage resistor with 8K2ohm</text:p>
          </table:table-cell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30T12:30:00" calcext:value-type="date">
            <text:p>03/30/16 12:30 PM</text:p>
          </table:table-cell>
          <table:table-cell table:style-name="ce3" table:formula="of:=IF(ISBLANK(['Battery depletion'.A15]); ;(['Battery depletion'.A15]-['Battery depletion'.A$2])*24*60)" office:value-type="float" office:value="7350.00000000699" calcext:value-type="float">
            <text:p>7350</text:p>
          </table:table-cell>
          <table:table-cell table:style-name="ce4" office:value-type="float" office:value="4.34" calcext:value-type="float">
            <text:p>4.34</text:p>
          </table:table-cell>
          <table:table-cell table:style-name="ce4" office:value-type="float" office:value="4.36" calcext:value-type="float">
            <text:p>4.36</text:p>
          </table:table-cell>
          <table:table-cell/>
          <table:table-cell table:formula="of:=IF(ISBLANK(['Battery depletion'.A15]);&quot;&quot;;['Battery depletion'.C14]-['Battery depletion'.C15])" office:value-type="float" office:value="-0.0199999999999996" calcext:value-type="float">
            <text:p>-0.02</text:p>
          </table:table-cell>
          <table:table-cell table:formula="of:=IF(ISBLANK(['Battery depletion'.A15]);&quot;&quot;;['Battery depletion'.D14]-['Battery depletion'.D15])" office:value-type="float" office:value="0.00999999999999979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30T13:30:00" calcext:value-type="date">
            <text:p>03/30/16 01:30 PM</text:p>
          </table:table-cell>
          <table:table-cell table:style-name="ce3" table:formula="of:=IF(ISBLANK(['Battery depletion'.A16]); ;(['Battery depletion'.A16]-['Battery depletion'.A$2])*24*60)" office:value-type="float" office:value="7410.00000000349" calcext:value-type="float">
            <text:p>7410</text:p>
          </table:table-cell>
          <table:table-cell table:style-name="ce4" office:value-type="float" office:value="4.34" calcext:value-type="float">
            <text:p>4.34</text:p>
          </table:table-cell>
          <table:table-cell table:style-name="ce4" office:value-type="float" office:value="4.36" calcext:value-type="float">
            <text:p>4.36</text:p>
          </table:table-cell>
          <table:table-cell/>
          <table:table-cell table:formula="of:=IF(ISBLANK(['Battery depletion'.A16]);&quot;&quot;;['Battery depletion'.C15]-['Battery depletion'.C16])" office:value-type="float" office:value="0" calcext:value-type="float">
            <text:p>0.00</text:p>
          </table:table-cell>
          <table:table-cell table:formula="of:=IF(ISBLANK(['Battery depletion'.A16]);&quot;&quot;;['Battery depletion'.D15]-['Battery depletion'.D16])" office:value-type="float" office:value="0" calcext:value-type="float">
            <text:p>0.00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30T14:30:00" calcext:value-type="date">
            <text:p>03/30/16 02:30 PM</text:p>
          </table:table-cell>
          <table:table-cell table:style-name="ce3" table:formula="of:=IF(ISBLANK(['Battery depletion'.A17]); ;(['Battery depletion'.A17]-['Battery depletion'.A$2])*24*60)" office:value-type="float" office:value="7470" calcext:value-type="float">
            <text:p>7470</text:p>
          </table:table-cell>
          <table:table-cell table:style-name="ce4" office:value-type="float" office:value="4.33" calcext:value-type="float">
            <text:p>4.33</text:p>
          </table:table-cell>
          <table:table-cell table:style-name="ce4" office:value-type="float" office:value="4.36" calcext:value-type="float">
            <text:p>4.36</text:p>
          </table:table-cell>
          <table:table-cell/>
          <table:table-cell table:formula="of:=IF(ISBLANK(['Battery depletion'.A17]);&quot;&quot;;['Battery depletion'.C16]-['Battery depletion'.C17])" office:value-type="float" office:value="0.00999999999999979" calcext:value-type="float">
            <text:p>0.01</text:p>
          </table:table-cell>
          <table:table-cell table:formula="of:=IF(ISBLANK(['Battery depletion'.A17]);&quot;&quot;;['Battery depletion'.D16]-['Battery depletion'.D17])" office:value-type="float" office:value="0" calcext:value-type="float">
            <text:p>0.00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30T19:15:00" calcext:value-type="date">
            <text:p>03/30/16 07:15 PM</text:p>
          </table:table-cell>
          <table:table-cell table:style-name="ce3" table:formula="of:=IF(ISBLANK(['Battery depletion'.A18]); ;(['Battery depletion'.A18]-['Battery depletion'.A$2])*24*60)" office:value-type="float" office:value="7755.00000000698" calcext:value-type="float">
            <text:p>7755</text:p>
          </table:table-cell>
          <table:table-cell table:style-name="ce4" office:value-type="float" office:value="4.34" calcext:value-type="float">
            <text:p>4.34</text:p>
          </table:table-cell>
          <table:table-cell table:style-name="ce4" office:value-type="float" office:value="4.36" calcext:value-type="float">
            <text:p>4.36</text:p>
          </table:table-cell>
          <table:table-cell/>
          <table:table-cell table:formula="of:=IF(ISBLANK(['Battery depletion'.A18]);&quot;&quot;;['Battery depletion'.C17]-['Battery depletion'.C18])" office:value-type="float" office:value="-0.00999999999999979" calcext:value-type="float">
            <text:p>-0.01</text:p>
          </table:table-cell>
          <table:table-cell table:formula="of:=IF(ISBLANK(['Battery depletion'.A18]);&quot;&quot;;['Battery depletion'.D17]-['Battery depletion'.D18])" office:value-type="float" office:value="0" calcext:value-type="float">
            <text:p>0.00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31T09:30:00" calcext:value-type="date">
            <text:p>03/31/16 09:30 AM</text:p>
          </table:table-cell>
          <table:table-cell table:style-name="ce3" table:formula="of:=IF(ISBLANK(['Battery depletion'.A19]); ;(['Battery depletion'.A19]-['Battery depletion'.A$2])*24*60)" office:value-type="float" office:value="8610.00000000698" calcext:value-type="float">
            <text:p>8610</text:p>
          </table:table-cell>
          <table:table-cell table:style-name="ce4" office:value-type="float" office:value="4.33" calcext:value-type="float">
            <text:p>4.33</text:p>
          </table:table-cell>
          <table:table-cell table:style-name="ce4" office:value-type="float" office:value="4.34" calcext:value-type="float">
            <text:p>4.34</text:p>
          </table:table-cell>
          <table:table-cell office:value-type="string" calcext:value-type="string">
            <text:p>*</text:p>
          </table:table-cell>
          <table:table-cell table:formula="of:=IF(ISBLANK(['Battery depletion'.A19]);&quot;&quot;;['Battery depletion'.C18]-['Battery depletion'.C19])" office:value-type="float" office:value="0.00999999999999979" calcext:value-type="float">
            <text:p>0.01</text:p>
          </table:table-cell>
          <table:table-cell table:formula="of:=IF(ISBLANK(['Battery depletion'.A19]);&quot;&quot;;['Battery depletion'.D18]-['Battery depletion'.D19])" office:value-type="float" office:value="0.0200000000000005" calcext:value-type="float">
            <text:p>0.02</text:p>
          </table:table-cell>
          <table:table-cell office:value-type="string" calcext:value-type="string">
            <text:p>water alarm seems unable to fully activate at this voltage, needed to touch contacts to get proper message sent</text:p>
          </table:table-cell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31T12:30:00" calcext:value-type="date">
            <text:p>03/31/16 12:30 PM</text:p>
          </table:table-cell>
          <table:table-cell table:style-name="ce3" table:formula="of:=IF(ISBLANK(['Battery depletion'.A20]); ;(['Battery depletion'.A20]-['Battery depletion'.A$2])*24*60)" office:value-type="float" office:value="8790.00000000699" calcext:value-type="float">
            <text:p>8790</text:p>
          </table:table-cell>
          <table:table-cell table:number-columns-repeated="2" table:style-name="ce4" office:value-type="float" office:value="4.33" calcext:value-type="float">
            <text:p>4.33</text:p>
          </table:table-cell>
          <table:table-cell/>
          <table:table-cell table:formula="of:=IF(ISBLANK(['Battery depletion'.A20]);&quot;&quot;;['Battery depletion'.C19]-['Battery depletion'.C20])" office:value-type="float" office:value="0" calcext:value-type="float">
            <text:p>0.00</text:p>
          </table:table-cell>
          <table:table-cell table:formula="of:=IF(ISBLANK(['Battery depletion'.A20]);&quot;&quot;;['Battery depletion'.D19]-['Battery depletion'.D20])" office:value-type="float" office:value="0.00999999999999979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31T22:30:00" calcext:value-type="date">
            <text:p>03/31/16 10:30 PM</text:p>
          </table:table-cell>
          <table:table-cell table:style-name="ce3" table:formula="of:=IF(ISBLANK(['Battery depletion'.A21]); ;(['Battery depletion'.A21]-['Battery depletion'.A$2])*24*60)" office:value-type="float" office:value="9390.00000000349" calcext:value-type="float">
            <text:p>9390</text:p>
          </table:table-cell>
          <table:table-cell table:style-name="ce4" office:value-type="float" office:value="4.33" calcext:value-type="float">
            <text:p>4.33</text:p>
          </table:table-cell>
          <table:table-cell table:style-name="ce4" office:value-type="float" office:value="4.32" calcext:value-type="float">
            <text:p>4.32</text:p>
          </table:table-cell>
          <table:table-cell office:value-type="string" calcext:value-type="string">
            <text:p>*</text:p>
          </table:table-cell>
          <table:table-cell table:formula="of:=IF(ISBLANK(['Battery depletion'.A21]);&quot;&quot;;['Battery depletion'.C20]-['Battery depletion'.C21])" office:value-type="float" office:value="0" calcext:value-type="float">
            <text:p>0.00</text:p>
          </table:table-cell>
          <table:table-cell table:formula="of:=IF(ISBLANK(['Battery depletion'.A21]);&quot;&quot;;['Battery depletion'.D20]-['Battery depletion'.D21])" office:value-type="float" office:value="0.00999999999999979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4-01T10:30:00" calcext:value-type="date">
            <text:p>04/01/16 10:30 AM</text:p>
          </table:table-cell>
          <table:table-cell table:style-name="ce3" table:formula="of:=IF(ISBLANK(['Battery depletion'.A22]); ;(['Battery depletion'.A22]-['Battery depletion'.A$2])*24*60)" office:value-type="float" office:value="10110.0000000035" calcext:value-type="float">
            <text:p>10110</text:p>
          </table:table-cell>
          <table:table-cell table:style-name="ce4" office:value-type="float" office:value="4.3" calcext:value-type="float">
            <text:p>4.30</text:p>
          </table:table-cell>
          <table:table-cell table:style-name="ce4" office:value-type="float" office:value="4.31" calcext:value-type="float">
            <text:p>4.31</text:p>
          </table:table-cell>
          <table:table-cell office:value-type="string" calcext:value-type="string">
            <text:p>*</text:p>
          </table:table-cell>
          <table:table-cell table:formula="of:=IF(ISBLANK(['Battery depletion'.A22]);&quot;&quot;;['Battery depletion'.C21]-['Battery depletion'.C22])" office:value-type="float" office:value="0.0300000000000002" calcext:value-type="float">
            <text:p>0.03</text:p>
          </table:table-cell>
          <table:table-cell table:formula="of:=IF(ISBLANK(['Battery depletion'.A22]);&quot;&quot;;['Battery depletion'.D21]-['Battery depletion'.D22])" office:value-type="float" office:value="0.0100000000000007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4-01T12:00:00" calcext:value-type="date">
            <text:p>04/01/16 12:00 PM</text:p>
          </table:table-cell>
          <table:table-cell table:style-name="ce3" table:formula="of:=IF(ISBLANK(['Battery depletion'.A23]); ;(['Battery depletion'.A23]-['Battery depletion'.A$2])*24*60)" office:value-type="float" office:value="10200.0000000035" calcext:value-type="float">
            <text:p>10200</text:p>
          </table:table-cell>
          <table:table-cell table:style-name="ce4" office:value-type="float" office:value="4.3" calcext:value-type="float">
            <text:p>4.30</text:p>
          </table:table-cell>
          <table:table-cell table:style-name="ce4" office:value-type="float" office:value="4.29" calcext:value-type="float">
            <text:p>4.29</text:p>
          </table:table-cell>
          <table:table-cell office:value-type="string" calcext:value-type="string">
            <text:p>*</text:p>
          </table:table-cell>
          <table:table-cell table:formula="of:=IF(ISBLANK(['Battery depletion'.A23]);&quot;&quot;;['Battery depletion'.C22]-['Battery depletion'.C23])" office:value-type="float" office:value="0" calcext:value-type="float">
            <text:p>0.00</text:p>
          </table:table-cell>
          <table:table-cell table:formula="of:=IF(ISBLANK(['Battery depletion'.A23]);&quot;&quot;;['Battery depletion'.D22]-['Battery depletion'.D23])" office:value-type="float" office:value="0.0199999999999996" calcext:value-type="float">
            <text:p>0.02</text:p>
          </table:table-cell>
          <table:table-cell office:value-type="string" calcext:value-type="string">
            <text:p>activated by touch ok this time</text:p>
          </table:table-cell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4-01T13:00:00" calcext:value-type="date">
            <text:p>04/01/16 01:00 PM</text:p>
          </table:table-cell>
          <table:table-cell table:style-name="ce3" table:formula="of:=IF(ISBLANK(['Battery depletion'.A24]); ;(['Battery depletion'.A24]-['Battery depletion'.A$2])*24*60)" office:value-type="float" office:value="10260" calcext:value-type="float">
            <text:p>10260</text:p>
          </table:table-cell>
          <table:table-cell table:style-name="ce4" office:value-type="float" office:value="4.3" calcext:value-type="float">
            <text:p>4.30</text:p>
          </table:table-cell>
          <table:table-cell table:style-name="ce4" office:value-type="float" office:value="4.29" calcext:value-type="float">
            <text:p>4.29</text:p>
          </table:table-cell>
          <table:table-cell/>
          <table:table-cell table:formula="of:=IF(ISBLANK(['Battery depletion'.A24]);&quot;&quot;;['Battery depletion'.C23]-['Battery depletion'.C24])" office:value-type="float" office:value="0" calcext:value-type="float">
            <text:p>0.00</text:p>
          </table:table-cell>
          <table:table-cell table:formula="of:=IF(ISBLANK(['Battery depletion'.A24]);&quot;&quot;;['Battery depletion'.D23]-['Battery depletion'.D24])" office:value-type="float" office:value="0" calcext:value-type="float">
            <text:p>0.00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4-01T17:15:00" calcext:value-type="date">
            <text:p>04/01/16 05:15 PM</text:p>
          </table:table-cell>
          <table:table-cell table:style-name="ce3" table:formula="of:=IF(ISBLANK(['Battery depletion'.A25]); ;(['Battery depletion'.A25]-['Battery depletion'.A$2])*24*60)" office:value-type="float" office:value="10515.0000000035" calcext:value-type="float">
            <text:p>10515</text:p>
          </table:table-cell>
          <table:table-cell table:style-name="ce4" office:value-type="float" office:value="4.3" calcext:value-type="float">
            <text:p>4.30</text:p>
          </table:table-cell>
          <table:table-cell table:style-name="ce4" office:value-type="float" office:value="4.28" calcext:value-type="float">
            <text:p>4.28</text:p>
          </table:table-cell>
          <table:table-cell/>
          <table:table-cell table:formula="of:=IF(ISBLANK(['Battery depletion'.A25]);&quot;&quot;;['Battery depletion'.C24]-['Battery depletion'.C25])" office:value-type="float" office:value="0" calcext:value-type="float">
            <text:p>0.00</text:p>
          </table:table-cell>
          <table:table-cell table:formula="of:=IF(ISBLANK(['Battery depletion'.A25]);&quot;&quot;;['Battery depletion'.D24]-['Battery depletion'.D25])" office:value-type="float" office:value="0.00999999999999979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4-01T22:00:00" calcext:value-type="date">
            <text:p>04/01/16 10:00 PM</text:p>
          </table:table-cell>
          <table:table-cell table:style-name="ce3" table:formula="of:=IF(ISBLANK(['Battery depletion'.A26]); ;(['Battery depletion'.A26]-['Battery depletion'.A$2])*24*60)" office:value-type="float" office:value="10800" calcext:value-type="float">
            <text:p>10800</text:p>
          </table:table-cell>
          <table:table-cell table:style-name="ce4" office:value-type="float" office:value="4.29" calcext:value-type="float">
            <text:p>4.29</text:p>
          </table:table-cell>
          <table:table-cell table:style-name="ce4" office:value-type="float" office:value="4.27" calcext:value-type="float">
            <text:p>4.27</text:p>
          </table:table-cell>
          <table:table-cell/>
          <table:table-cell table:formula="of:=IF(ISBLANK(['Battery depletion'.A26]);&quot;&quot;;['Battery depletion'.C25]-['Battery depletion'.C26])" office:value-type="float" office:value="0.00999999999999979" calcext:value-type="float">
            <text:p>0.01</text:p>
          </table:table-cell>
          <table:table-cell table:formula="of:=IF(ISBLANK(['Battery depletion'.A26]);&quot;&quot;;['Battery depletion'.D25]-['Battery depletion'.D26])" office:value-type="float" office:value="0.0100000000000007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4-03T11:15:00" calcext:value-type="date">
            <text:p>04/03/16 11:15 AM</text:p>
          </table:table-cell>
          <table:table-cell table:style-name="ce3" table:formula="of:=IF(ISBLANK(['Battery depletion'.A27]); ;(['Battery depletion'.A27]-['Battery depletion'.A$2])*24*60)" office:value-type="float" office:value="13035.0000000035" calcext:value-type="float">
            <text:p>13035</text:p>
          </table:table-cell>
          <table:table-cell table:style-name="ce4" office:value-type="float" office:value="4.27" calcext:value-type="float">
            <text:p>4.27</text:p>
          </table:table-cell>
          <table:table-cell table:style-name="ce4" office:value-type="float" office:value="4.23" calcext:value-type="float">
            <text:p>4.23</text:p>
          </table:table-cell>
          <table:table-cell office:value-type="string" calcext:value-type="string">
            <text:p>*</text:p>
          </table:table-cell>
          <table:table-cell table:formula="of:=IF(ISBLANK(['Battery depletion'.A27]);&quot;&quot;;['Battery depletion'.C26]-['Battery depletion'.C27])" office:value-type="float" office:value="0.0200000000000005" calcext:value-type="float">
            <text:p>0.02</text:p>
          </table:table-cell>
          <table:table-cell table:formula="of:=IF(ISBLANK(['Battery depletion'.A27]);&quot;&quot;;['Battery depletion'.D26]-['Battery depletion'.D27])" office:value-type="float" office:value="0.0399999999999991" calcext:value-type="float">
            <text:p>0.04</text:p>
          </table:table-cell>
          <table:table-cell table:number-columns-repeated="7"/>
        </table:table-row>
        <table:table-row table:style-name="ro1">
          <table:table-cell table:style-name="ce1" office:value-type="date" office:date-value="2016-04-03T14:15:00" calcext:value-type="date">
            <text:p>04/03/16 02:15 PM</text:p>
          </table:table-cell>
          <table:table-cell table:style-name="ce3" table:formula="of:=IF(ISBLANK(['Battery depletion'.A28]); ;(['Battery depletion'.A28]-['Battery depletion'.A$2])*24*60)" office:value-type="float" office:value="13215.0000000035" calcext:value-type="float">
            <text:p>13215</text:p>
          </table:table-cell>
          <table:table-cell table:style-name="ce4" office:value-type="float" office:value="4.26" calcext:value-type="float">
            <text:p>4.26</text:p>
          </table:table-cell>
          <table:table-cell table:style-name="ce4" office:value-type="float" office:value="4.22" calcext:value-type="float">
            <text:p>4.22</text:p>
          </table:table-cell>
          <table:table-cell/>
          <table:table-cell table:formula="of:=IF(ISBLANK(['Battery depletion'.A28]);&quot;&quot;;['Battery depletion'.C27]-['Battery depletion'.C28])" office:value-type="float" office:value="0.00999999999999979" calcext:value-type="float">
            <text:p>0.01</text:p>
          </table:table-cell>
          <table:table-cell table:formula="of:=IF(ISBLANK(['Battery depletion'.A28]);&quot;&quot;;['Battery depletion'.D27]-['Battery depletion'.D28])" office:value-type="float" office:value="0.0100000000000007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office:value-type="date" office:date-value="2016-04-03T18:45:00" calcext:value-type="date">
            <text:p>04/03/16 06:45 PM</text:p>
          </table:table-cell>
          <table:table-cell table:style-name="ce3" table:formula="of:=IF(ISBLANK(['Battery depletion'.A29]); ;(['Battery depletion'.A29]-['Battery depletion'.A$2])*24*60)" office:value-type="float" office:value="13485.0000000035" calcext:value-type="float">
            <text:p>13485</text:p>
          </table:table-cell>
          <table:table-cell table:style-name="ce4" office:value-type="float" office:value="4.25" calcext:value-type="float">
            <text:p>4.25</text:p>
          </table:table-cell>
          <table:table-cell table:style-name="ce4" office:value-type="float" office:value="4.21" calcext:value-type="float">
            <text:p>4.21</text:p>
          </table:table-cell>
          <table:table-cell/>
          <table:table-cell table:formula="of:=IF(ISBLANK(['Battery depletion'.A29]);&quot;&quot;;['Battery depletion'.C28]-['Battery depletion'.C29])" office:value-type="float" office:value="0.00999999999999979" calcext:value-type="float">
            <text:p>0.01</text:p>
          </table:table-cell>
          <table:table-cell table:formula="of:=IF(ISBLANK(['Battery depletion'.A29]);&quot;&quot;;['Battery depletion'.D28]-['Battery depletion'.D29])" office:value-type="float" office:value="0.00999999999999979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office:value-type="date" office:date-value="2016-04-04T18:30:00" calcext:value-type="date">
            <text:p>04/04/16 06:30 PM</text:p>
          </table:table-cell>
          <table:table-cell table:style-name="ce3" table:formula="of:=IF(ISBLANK(['Battery depletion'.A30]); ;(['Battery depletion'.A30]-['Battery depletion'.A$2])*24*60)" office:value-type="float" office:value="14910.000000007" calcext:value-type="float">
            <text:p>14910</text:p>
          </table:table-cell>
          <table:table-cell table:style-name="ce4" office:value-type="float" office:value="4.21" calcext:value-type="float">
            <text:p>4.21</text:p>
          </table:table-cell>
          <table:table-cell table:style-name="ce4" office:value-type="float" office:value="4.17" calcext:value-type="float">
            <text:p>4.17</text:p>
          </table:table-cell>
          <table:table-cell office:value-type="string" calcext:value-type="string">
            <text:p>*</text:p>
          </table:table-cell>
          <table:table-cell table:formula="of:=IF(ISBLANK(['Battery depletion'.A30]);&quot;&quot;;['Battery depletion'.C29]-['Battery depletion'.C30])" office:value-type="float" office:value="0.04" calcext:value-type="float">
            <text:p>0.04</text:p>
          </table:table-cell>
          <table:table-cell table:formula="of:=IF(ISBLANK(['Battery depletion'.A30]);&quot;&quot;;['Battery depletion'.D29]-['Battery depletion'.D30])" office:value-type="float" office:value="0.04" calcext:value-type="float">
            <text:p>0.04</text:p>
          </table:table-cell>
          <table:table-cell table:number-columns-repeated="7"/>
        </table:table-row>
        <table:table-row table:style-name="ro1">
          <table:table-cell table:style-name="ce1" office:value-type="date" office:date-value="2016-04-05T09:30:00" calcext:value-type="date">
            <text:p>04/05/16 09:30 AM</text:p>
          </table:table-cell>
          <table:table-cell table:style-name="ce3" table:formula="of:=IF(ISBLANK(['Battery depletion'.A31]); ;(['Battery depletion'.A31]-['Battery depletion'.A$2])*24*60)" office:value-type="float" office:value="15810.000000007" calcext:value-type="float">
            <text:p>15810</text:p>
          </table:table-cell>
          <table:table-cell table:style-name="ce4" office:value-type="float" office:value="4.21" calcext:value-type="float">
            <text:p>4.21</text:p>
          </table:table-cell>
          <table:table-cell table:style-name="ce4" office:value-type="float" office:value="4.16" calcext:value-type="float">
            <text:p>4.16</text:p>
          </table:table-cell>
          <table:table-cell office:value-type="string" calcext:value-type="string">
            <text:p>*</text:p>
          </table:table-cell>
          <table:table-cell table:formula="of:=IF(ISBLANK(['Battery depletion'.A31]);&quot;&quot;;['Battery depletion'.C30]-['Battery depletion'.C31])" office:value-type="float" office:value="0" calcext:value-type="float">
            <text:p>0.00</text:p>
          </table:table-cell>
          <table:table-cell table:formula="of:=IF(ISBLANK(['Battery depletion'.A31]);&quot;&quot;;['Battery depletion'.D30]-['Battery depletion'.D31])" office:value-type="float" office:value="0.00999999999999979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office:value-type="date" office:date-value="2016-04-05T14:00:00" calcext:value-type="date">
            <text:p>04/05/16 02:00 PM</text:p>
          </table:table-cell>
          <table:table-cell table:style-name="ce3" table:formula="of:=IF(ISBLANK(['Battery depletion'.A32]); ;(['Battery depletion'.A32]-['Battery depletion'.A$2])*24*60)" office:value-type="float" office:value="16080.000000007" calcext:value-type="float">
            <text:p>16080</text:p>
          </table:table-cell>
          <table:table-cell table:style-name="ce4" office:value-type="float" office:value="4.19" calcext:value-type="float">
            <text:p>4.19</text:p>
          </table:table-cell>
          <table:table-cell table:style-name="ce4" office:value-type="float" office:value="4.16" calcext:value-type="float">
            <text:p>4.16</text:p>
          </table:table-cell>
          <table:table-cell/>
          <table:table-cell table:formula="of:=IF(ISBLANK(['Battery depletion'.A32]);&quot;&quot;;['Battery depletion'.C31]-['Battery depletion'.C32])" office:value-type="float" office:value="0.0199999999999996" calcext:value-type="float">
            <text:p>0.02</text:p>
          </table:table-cell>
          <table:table-cell table:formula="of:=IF(ISBLANK(['Battery depletion'.A32]);&quot;&quot;;['Battery depletion'.D31]-['Battery depletion'.D32])" office:value-type="float" office:value="0" calcext:value-type="float">
            <text:p>0.00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33]); ;(['Battery depletion'.A33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33]);&quot;&quot;;['Battery depletion'.C14]-['Battery depletion'.C33])">
            <text:p/>
          </table:table-cell>
          <table:table-cell table:formula="of:=IF(ISBLANK(['Battery depletion'.A33]);&quot;&quot;;['Battery depletion'.D14]-['Battery depletion'.D33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34]); ;(['Battery depletion'.A34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34]);&quot;&quot;;['Battery depletion'.C15]-['Battery depletion'.C34])">
            <text:p/>
          </table:table-cell>
          <table:table-cell table:formula="of:=IF(ISBLANK(['Battery depletion'.A34]);&quot;&quot;;['Battery depletion'.D15]-['Battery depletion'.D34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35]); ;(['Battery depletion'.A35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35]);&quot;&quot;;['Battery depletion'.C16]-['Battery depletion'.C35])">
            <text:p/>
          </table:table-cell>
          <table:table-cell table:formula="of:=IF(ISBLANK(['Battery depletion'.A35]);&quot;&quot;;['Battery depletion'.D16]-['Battery depletion'.D35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36]); ;(['Battery depletion'.A36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36]);&quot;&quot;;['Battery depletion'.C17]-['Battery depletion'.C36])">
            <text:p/>
          </table:table-cell>
          <table:table-cell table:formula="of:=IF(ISBLANK(['Battery depletion'.A36]);&quot;&quot;;['Battery depletion'.D17]-['Battery depletion'.D36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37]); ;(['Battery depletion'.A37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37]);&quot;&quot;;['Battery depletion'.C18]-['Battery depletion'.C37])">
            <text:p/>
          </table:table-cell>
          <table:table-cell table:formula="of:=IF(ISBLANK(['Battery depletion'.A37]);&quot;&quot;;['Battery depletion'.D18]-['Battery depletion'.D37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38]); ;(['Battery depletion'.A38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38]);&quot;&quot;;['Battery depletion'.C19]-['Battery depletion'.C38])">
            <text:p/>
          </table:table-cell>
          <table:table-cell table:formula="of:=IF(ISBLANK(['Battery depletion'.A38]);&quot;&quot;;['Battery depletion'.D19]-['Battery depletion'.D38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39]); ;(['Battery depletion'.A39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39]);&quot;&quot;;['Battery depletion'.C20]-['Battery depletion'.C39])">
            <text:p/>
          </table:table-cell>
          <table:table-cell table:formula="of:=IF(ISBLANK(['Battery depletion'.A39]);&quot;&quot;;['Battery depletion'.D20]-['Battery depletion'.D39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40]); ;(['Battery depletion'.A40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40]);&quot;&quot;;['Battery depletion'.C21]-['Battery depletion'.C40])">
            <text:p/>
          </table:table-cell>
          <table:table-cell table:formula="of:=IF(ISBLANK(['Battery depletion'.A40]);&quot;&quot;;['Battery depletion'.D21]-['Battery depletion'.D40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41]); ;(['Battery depletion'.A41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41]);&quot;&quot;;['Battery depletion'.C22]-['Battery depletion'.C41])">
            <text:p/>
          </table:table-cell>
          <table:table-cell table:formula="of:=IF(ISBLANK(['Battery depletion'.A41]);&quot;&quot;;['Battery depletion'.D22]-['Battery depletion'.D41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42]); ;(['Battery depletion'.A42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42]);&quot;&quot;;['Battery depletion'.C23]-['Battery depletion'.C42])">
            <text:p/>
          </table:table-cell>
          <table:table-cell table:formula="of:=IF(ISBLANK(['Battery depletion'.A42]);&quot;&quot;;['Battery depletion'.D23]-['Battery depletion'.D42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43]); ;(['Battery depletion'.A43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43]);&quot;&quot;;['Battery depletion'.C24]-['Battery depletion'.C43])">
            <text:p/>
          </table:table-cell>
          <table:table-cell table:formula="of:=IF(ISBLANK(['Battery depletion'.A43]);&quot;&quot;;['Battery depletion'.D24]-['Battery depletion'.D43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44]); ;(['Battery depletion'.A44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44]);&quot;&quot;;['Battery depletion'.C25]-['Battery depletion'.C44])">
            <text:p/>
          </table:table-cell>
          <table:table-cell table:formula="of:=IF(ISBLANK(['Battery depletion'.A44]);&quot;&quot;;['Battery depletion'.D25]-['Battery depletion'.D44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45]); ;(['Battery depletion'.A45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45]);&quot;&quot;;['Battery depletion'.C26]-['Battery depletion'.C45])">
            <text:p/>
          </table:table-cell>
          <table:table-cell table:formula="of:=IF(ISBLANK(['Battery depletion'.A45]);&quot;&quot;;['Battery depletion'.D26]-['Battery depletion'.D45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46]); ;(['Battery depletion'.A46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46]);&quot;&quot;;['Battery depletion'.C27]-['Battery depletion'.C46])">
            <text:p/>
          </table:table-cell>
          <table:table-cell table:formula="of:=IF(ISBLANK(['Battery depletion'.A46]);&quot;&quot;;['Battery depletion'.D27]-['Battery depletion'.D46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47]); ;(['Battery depletion'.A47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47]);&quot;&quot;;['Battery depletion'.C28]-['Battery depletion'.C47])">
            <text:p/>
          </table:table-cell>
          <table:table-cell table:formula="of:=IF(ISBLANK(['Battery depletion'.A47]);&quot;&quot;;['Battery depletion'.D28]-['Battery depletion'.D47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48]); ;(['Battery depletion'.A48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48]);&quot;&quot;;['Battery depletion'.C29]-['Battery depletion'.C48])">
            <text:p/>
          </table:table-cell>
          <table:table-cell table:formula="of:=IF(ISBLANK(['Battery depletion'.A48]);&quot;&quot;;['Battery depletion'.D29]-['Battery depletion'.D48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49]); ;(['Battery depletion'.A49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49]);&quot;&quot;;['Battery depletion'.C30]-['Battery depletion'.C49])">
            <text:p/>
          </table:table-cell>
          <table:table-cell table:formula="of:=IF(ISBLANK(['Battery depletion'.A49]);&quot;&quot;;['Battery depletion'.D30]-['Battery depletion'.D49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50]); ;(['Battery depletion'.A50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50]);&quot;&quot;;['Battery depletion'.C31]-['Battery depletion'.C50])">
            <text:p/>
          </table:table-cell>
          <table:table-cell table:formula="of:=IF(ISBLANK(['Battery depletion'.A50]);&quot;&quot;;['Battery depletion'.D31]-['Battery depletion'.D50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51]); ;(['Battery depletion'.A51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51]);&quot;&quot;;['Battery depletion'.C32]-['Battery depletion'.C51])">
            <text:p/>
          </table:table-cell>
          <table:table-cell table:formula="of:=IF(ISBLANK(['Battery depletion'.A51]);&quot;&quot;;['Battery depletion'.D32]-['Battery depletion'.D51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52]); ;(['Battery depletion'.A52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52]);&quot;&quot;;['Battery depletion'.C51]-['Battery depletion'.C52])">
            <text:p/>
          </table:table-cell>
          <table:table-cell table:formula="of:=IF(ISBLANK(['Battery depletion'.A52]);&quot;&quot;;['Battery depletion'.D51]-['Battery depletion'.D52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53]); ;(['Battery depletion'.A53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53]);&quot;&quot;;['Battery depletion'.C52]-['Battery depletion'.C53])">
            <text:p/>
          </table:table-cell>
          <table:table-cell table:formula="of:=IF(ISBLANK(['Battery depletion'.A53]);&quot;&quot;;['Battery depletion'.D52]-['Battery depletion'.D53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54]); ;(['Battery depletion'.A54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54]);&quot;&quot;;['Battery depletion'.C53]-['Battery depletion'.C54])">
            <text:p/>
          </table:table-cell>
          <table:table-cell table:formula="of:=IF(ISBLANK(['Battery depletion'.A54]);&quot;&quot;;['Battery depletion'.D53]-['Battery depletion'.D54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55]); ;(['Battery depletion'.A55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55]);&quot;&quot;;['Battery depletion'.C54]-['Battery depletion'.C55])">
            <text:p/>
          </table:table-cell>
          <table:table-cell table:formula="of:=IF(ISBLANK(['Battery depletion'.A55]);&quot;&quot;;['Battery depletion'.D54]-['Battery depletion'.D55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56]); ;(['Battery depletion'.A56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56]);&quot;&quot;;['Battery depletion'.C55]-['Battery depletion'.C56])">
            <text:p/>
          </table:table-cell>
          <table:table-cell table:formula="of:=IF(ISBLANK(['Battery depletion'.A56]);&quot;&quot;;['Battery depletion'.D55]-['Battery depletion'.D56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57]); ;(['Battery depletion'.A57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57]);&quot;&quot;;['Battery depletion'.C56]-['Battery depletion'.C57])">
            <text:p/>
          </table:table-cell>
          <table:table-cell table:formula="of:=IF(ISBLANK(['Battery depletion'.A57]);&quot;&quot;;['Battery depletion'.D56]-['Battery depletion'.D57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58]); ;(['Battery depletion'.A58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58]);&quot;&quot;;['Battery depletion'.C57]-['Battery depletion'.C58])">
            <text:p/>
          </table:table-cell>
          <table:table-cell table:formula="of:=IF(ISBLANK(['Battery depletion'.A58]);&quot;&quot;;['Battery depletion'.D57]-['Battery depletion'.D58])">
            <text:p/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3"/>
          <table:table-cell table:formula="of:=SUM(['Battery depletion'.F2:.F58])" office:value-type="float" office:value="0.609999999999999" calcext:value-type="float">
            <text:p>0.61</text:p>
          </table:table-cell>
          <table:table-cell table:formula="of:=SUM(['Battery depletion'.G2:.G58])" office:value-type="float" office:value="0.639999999999999" calcext:value-type="float">
            <text:p>0.64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e2"/>
          <table:table-cell table:number-columns-repeated="12"/>
        </table:table-row>
        <table:table-row table:style-name="ro1" table:number-rows-repeated="104851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ow battery " table:style-name="ta1">
        <table:shapes>
          <draw:frame draw:z-index="0" draw:style-name="gr1" draw:text-style-name="P1" svg:width="958.37pt" svg:height="454pt" svg:x="128.04pt" svg:y="0.03pt">
            <loext:p draw:notify-on-update-of-ranges="'low battery '.A2:'low battery '.A6 'low battery '.B1:'low battery '.B1 'low battery '.B2:'low battery '.B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</table:table-row>
      </table:table>
      <table:named-expressions/>
      <table:database-ranges>
        <table:database-range table:name="__Anonymous_Sheet_DB__0" table:target-range-address="'Battery depletion'.J61:'Battery depletion'.K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 style:data-style-name="N2" text:time-value="18:20:03.6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4:13:56.766000000</meta:creation-date>
    <dc:date>2016-04-05T16:34:54.228000000</dc:date>
    <meta:editing-duration>P3DT16H18M32S</meta:editing-duration>
    <meta:editing-cycles>31</meta:editing-cycles>
    <meta:generator>LibreOffice/5.0.1.2$Windows_x86 LibreOffice_project/81898c9f5c0d43f3473ba111d7b351050be20261</meta:generator>
    <meta:document-statistic meta:table-count="2" meta:cell-count="3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818cm" svg:height="16.681cm" xlink:href=".." xlink:type="simple" chart:class="chart:scatter" chart:style-name="ch1">
        <chart:title svg:x="11.733cm" svg:y="0.469cm" chart:style-name="ch2">
          <text:p>Battery Depletion over time</text:p>
        </chart:title>
        <chart:subtitle svg:x="11.971cm" svg:y="1.581cm" chart:style-name="ch3">
          <text:p>3AA Activated twice per day</text:p>
        </chart:subtitle>
        <chart:legend chart:legend-position="end" svg:x="26.548cm" svg:y="7.792cm" style:legend-expansion="high" chart:style-name="ch4"/>
        <chart:plot-area chart:style-name="ch5" table:cell-range-address="'Battery depletion'.B2:'Battery depletion'.D58 'Battery depletion'.C1:'Battery depletion'.D1" chart:data-source-has-labels="row" svg:x="1.587cm" svg:y="2.597cm" svg:width="24.385cm" svg:height="12.77cm">
          <chartooo:coordinate-region svg:x="2.499cm" svg:y="2.796cm" svg:width="23.008cm" svg:height="11.924cm"/>
          <chart:axis chart:dimension="x" chart:name="primary-x" chart:style-name="ch6">
            <chart:title svg:x="12.544cm" svg:y="15.7cm" chart:style-name="ch7">
              <text:p>Time in minutes</text:p>
            </chart:title>
          </chart:axis>
          <chart:axis chart:dimension="y" chart:name="primary-y" chart:style-name="ch8">
            <chart:title svg:x="0.451cm" svg:y="9.674cm" chart:style-name="ch9">
              <text:p>Volst DC</text:p>
            </chart:title>
            <chart:grid chart:style-name="ch10" chart:class="major"/>
          </chart:axis>
          <chart:series chart:style-name="ch11" chart:values-cell-range-address="'Battery depletion'.C2:'Battery depletion'.C58" chart:label-cell-address="'Battery depletion'.C1:'Battery depletion'.C1" chart:class="chart:scatter">
            <chart:domain table:cell-range-address="'Battery depletion'.B2:'Battery depletion'.B58"/>
            <chart:data-point chart:repeated="57"/>
          </chart:series>
          <chart:series chart:style-name="ch12" chart:values-cell-range-address="'Battery depletion'.D2:'Battery depletion'.D58" chart:label-cell-address="'Battery depletion'.D1:'Battery depletion'.D1" chart:class="chart:scatter">
            <chart:data-point chart:repeated="5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Water</text:p>
                <draw:g>
                  <svg:desc>'Battery depletion'.C1:'Battery depletion'.C1</svg:desc>
                </draw:g>
              </table:table-cell>
              <table:table-cell office:value-type="string">
                <text:p>Door</text:p>
                <draw:g>
                  <svg:desc>'Battery depletion'.D1:'Battery depletion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attery depletion'.B2:'Battery depletion'.B58</svg:desc>
                </draw:g>
              </table:table-cell>
              <table:table-cell office:value-type="float" office:value="4.8">
                <text:p>4.8</text:p>
                <draw:g>
                  <svg:desc>'Battery depletion'.C2:'Battery depletion'.C58</svg:desc>
                </draw:g>
              </table:table-cell>
              <table:table-cell office:value-type="float" office:value="4.8">
                <text:p>4.8</text:p>
                <draw:g>
                  <svg:desc>'Battery depletion'.D2:'Battery depletion'.D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20">
                <text:p>4320</text:p>
              </table:table-cell>
              <table:table-cell office:value-type="float" office:value="4.6">
                <text:p>4.6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00">
                <text:p>4500</text:p>
              </table:table-cell>
              <table:table-cell office:value-type="float" office:value="4.59">
                <text:p>4.59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60.00000000699">
                <text:p>4560.00000000699</text:p>
              </table:table-cell>
              <table:table-cell office:value-type="float" office:value="4.58">
                <text:p>4.58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20.00000000349">
                <text:p>4620.00000000349</text:p>
              </table:table-cell>
              <table:table-cell office:value-type="float" office:value="4.57">
                <text:p>4.57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40.00000000699">
                <text:p>4740.00000000699</text:p>
              </table:table-cell>
              <table:table-cell office:value-type="float" office:value="4.56">
                <text:p>4.56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60">
                <text:p>4860</text:p>
              </table:table-cell>
              <table:table-cell office:value-type="float" office:value="4.56">
                <text:p>4.56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40">
                <text:p>5040</text:p>
              </table:table-cell>
              <table:table-cell office:value-type="float" office:value="4.54">
                <text:p>4.5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20.00000000349">
                <text:p>5520.00000000349</text:p>
              </table:table-cell>
              <table:table-cell office:value-type="float" office:value="4.52">
                <text:p>4.52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60.00000000699">
                <text:p>6360.00000000699</text:p>
              </table:table-cell>
              <table:table-cell office:value-type="float" office:value="4.47">
                <text:p>4.47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65.00000000349">
                <text:p>6465.00000000349</text:p>
              </table:table-cell>
              <table:table-cell office:value-type="float" office:value="4.41">
                <text:p>4.4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70.00000000698">
                <text:p>7170.00000000698</text:p>
              </table:table-cell>
              <table:table-cell office:value-type="float" office:value="4.32">
                <text:p>4.32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00">
                <text:p>7200</text:p>
              </table:table-cell>
              <table:table-cell office:value-type="float" office:value="4.32">
                <text:p>4.32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50.00000000699">
                <text:p>7350.00000000699</text:p>
              </table:table-cell>
              <table:table-cell office:value-type="float" office:value="4.34">
                <text:p>4.34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10.00000000349">
                <text:p>7410.00000000349</text:p>
              </table:table-cell>
              <table:table-cell office:value-type="float" office:value="4.34">
                <text:p>4.34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70">
                <text:p>7470</text:p>
              </table:table-cell>
              <table:table-cell office:value-type="float" office:value="4.33">
                <text:p>4.33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55.00000000698">
                <text:p>7755.00000000698</text:p>
              </table:table-cell>
              <table:table-cell office:value-type="float" office:value="4.34">
                <text:p>4.34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10.00000000698">
                <text:p>8610.00000000698</text:p>
              </table:table-cell>
              <table:table-cell office:value-type="float" office:value="4.33">
                <text:p>4.33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90.00000000699">
                <text:p>8790.00000000699</text:p>
              </table:table-cell>
              <table:table-cell office:value-type="float" office:value="4.33">
                <text:p>4.33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390.00000000349">
                <text:p>9390.00000000349</text:p>
              </table:table-cell>
              <table:table-cell office:value-type="float" office:value="4.33">
                <text:p>4.33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10.0000000035">
                <text:p>10110.0000000035</text:p>
              </table:table-cell>
              <table:table-cell office:value-type="float" office:value="4.3">
                <text:p>4.3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00.0000000035">
                <text:p>10200.0000000035</text:p>
              </table:table-cell>
              <table:table-cell office:value-type="float" office:value="4.3">
                <text:p>4.3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60">
                <text:p>10260</text:p>
              </table:table-cell>
              <table:table-cell office:value-type="float" office:value="4.3">
                <text:p>4.3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15.0000000035">
                <text:p>10515.0000000035</text:p>
              </table:table-cell>
              <table:table-cell office:value-type="float" office:value="4.3">
                <text:p>4.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800">
                <text:p>10800</text:p>
              </table:table-cell>
              <table:table-cell office:value-type="float" office:value="4.29">
                <text:p>4.29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35.0000000035">
                <text:p>13035.0000000035</text:p>
              </table:table-cell>
              <table:table-cell office:value-type="float" office:value="4.27">
                <text:p>4.2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215.0000000035">
                <text:p>13215.0000000035</text:p>
              </table:table-cell>
              <table:table-cell office:value-type="float" office:value="4.26">
                <text:p>4.2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485.0000000035">
                <text:p>13485.0000000035</text:p>
              </table:table-cell>
              <table:table-cell office:value-type="float" office:value="4.25">
                <text:p>4.25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910.000000007">
                <text:p>14910.000000007</text:p>
              </table:table-cell>
              <table:table-cell office:value-type="float" office:value="4.21">
                <text:p>4.2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810.000000007">
                <text:p>15810.000000007</text:p>
              </table:table-cell>
              <table:table-cell office:value-type="float" office:value="4.21">
                <text:p>4.2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80.000000007">
                <text:p>16080.000000007</text:p>
              </table:table-cell>
              <table:table-cell office:value-type="float" office:value="4.19">
                <text:p>4.19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81cm" svg:height="16.017cm" xlink:href=".." xlink:type="simple" chart:class="chart:scatter" chart:style-name="ch1">
        <chart:legend chart:legend-position="end" svg:x="32.228cm" svg:y="7.709cm" style:legend-expansion="high" chart:style-name="ch2"/>
        <chart:plot-area chart:style-name="ch3" table:cell-range-address="'low battery '.A2:'low battery '.B6 'low battery '.B1:'low battery '.B1" chart:data-source-has-labels="row" svg:x="1.687cm" svg:y="0.32cm" svg:width="29.865cm" svg:height="14.396cm">
          <chartooo:coordinate-region svg:x="2.123cm" svg:y="0.519cm" svg:width="29.057cm" svg:height="13.55cm"/>
          <chart:axis chart:dimension="x" chart:name="primary-x" chart:style-name="ch4">
            <chart:title svg:x="15.596cm" svg:y="15.036cm" chart:style-name="ch5">
              <text:p>ohms X 1000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8.554cm" chart:style-name="ch8">
              <text:p>cut off voltage</text:p>
            </chart:title>
            <chart:grid chart:style-name="ch6" chart:class="major"/>
            <chart:grid chart:style-name="ch7" chart:class="minor"/>
          </chart:axis>
          <chart:series chart:style-name="ch9" chart:values-cell-range-address="'low battery '.B2:'low battery '.B6" chart:label-cell-address="'low battery '.B1:'low battery '.B1" chart:class="chart:scatter">
            <chart:domain table:cell-range-address="'low battery '.A2:'low battery '.A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</text:p>
                <draw:g>
                  <svg:desc>'low battery '.B1:'low battery 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'low battery '.A2:'low battery '.A6</svg:desc>
                </draw:g>
              </table:table-cell>
              <table:table-cell office:value-type="float" office:value="14">
                <text:p>14</text:p>
                <draw:g>
                  <svg:desc>'low battery '.B2:'low battery '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